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634f" officeooo:paragraph-rsid="0007634f"/>
    </style:style>
    <style:style style:name="P2" style:family="paragraph" style:parent-style-name="Standard" style:list-style-name="L1">
      <style:text-properties officeooo:rsid="0007634f" officeooo:paragraph-rsid="0007634f"/>
    </style:style>
    <style:style style:name="P3" style:family="paragraph" style:parent-style-name="Standard">
      <style:text-properties officeooo:rsid="000884c7" officeooo:paragraph-rsid="000884c7"/>
    </style:style>
    <style:style style:name="P4" style:family="paragraph" style:parent-style-name="Standard">
      <style:text-properties officeooo:rsid="00097b8e" officeooo:paragraph-rsid="00097b8e"/>
    </style:style>
    <style:style style:name="P5" style:family="paragraph" style:parent-style-name="Standard">
      <style:text-properties officeooo:rsid="0009f123" officeooo:paragraph-rsid="0009f123"/>
    </style:style>
    <style:style style:name="P6" style:family="paragraph" style:parent-style-name="Standard" style:list-style-name="L2">
      <style:text-properties officeooo:rsid="0009f123" officeooo:paragraph-rsid="0009f123"/>
    </style:style>
    <style:style style:name="P7" style:family="paragraph" style:parent-style-name="Standard">
      <style:text-properties officeooo:rsid="000b6192" officeooo:paragraph-rsid="000b61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4c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bannir le jargon</text:p>
      <text:p text:style-name="P1"/>
      <text:p text:style-name="P1">def : code linguistique particulier à un groupe socio-culturel ou professionnel à une activité se caractérisant par un <text:span text:style-name="T1">vocabulaire spécialisé</text:span> qui peut être <text:span text:style-name="T1">incompréhensible ou difficilement compréhensible pour les non initiés.</text:span></text:p>
      <text:p text:style-name="P1"><text:span text:style-name="T1"/></text:p>
      <text:p text:style-name="P1"><text:span text:style-name="T1">Effets du jargon : </text:span><text:span text:style-name="T2">asymétrie → créer une barrière entre les interlocuteurs</text:span></text:p>
      <text:p text:style-name="P1"><text:span text:style-name="T2"/></text:p>
      <text:p text:style-name="P1"><text:span text:style-name="T2">Solutions : </text:span></text:p>
      <text:p text:style-name="P1"><text:span text:style-name="T2"/></text:p>
      <text:list text:style-name="L1">
        <text:list-item>
          <text:p text:style-name="P2"><text:span text:style-name="T2">trouver des équivalents en langue courante</text:span></text:p>
        </text:list-item>
        <text:list-item>
          <text:p text:style-name="P2"><text:span text:style-name="T2">Désigner un objet par une périphrase</text:span></text:p>
        </text:list-item>
        <text:list-item>
          <text:p text:style-name="P2"><text:span text:style-name="T2">Définir un terme pour lequel aucun équivalent n’est possible</text:span></text:p>
        </text:list-item>
      </text:list>
      <text:p text:style-name="P1"><text:span text:style-name="T2"/></text:p>
      <text:p text:style-name="P1"><text:span text:style-name="T2">( Reformuler !)</text:span></text:p>
      <text:p text:style-name="P1"><text:span text:style-name="T2"/></text:p>
      <text:p text:style-name="P1"><text:span text:style-name="T2">II Lutter contre la malédiction de la connaissance</text:span></text:p>
      <text:p text:style-name="P1"><text:span text:style-name="T3"/></text:p>
      <text:p text:style-name="P3"><text:span text:style-name="T2">def : tendance de celui qui explique à prêter à ses interlocuteur sans s’en rendre compte, des connaissance préalables qu’ils sont pas encore.</text:span></text:p>
      <text:p text:style-name="P3"><text:span text:style-name="T2"/></text:p>
      <text:p text:style-name="P4"><text:span text:style-name="T2">Exemple : explication d’un itinéraire complexe</text:span></text:p>
      <text:p text:style-name="P4"><text:span text:style-name="T2"/></text:p>
      <text:p text:style-name="P5"><text:span text:style-name="T2">Solution :</text:span></text:p>
      <text:p text:style-name="P5"><text:span text:style-name="T2"/></text:p>
      <text:list text:style-name="L2">
        <text:list-item>
          <text:p text:style-name="P6"><text:span text:style-name="T2">Bien contextualiser votre travail, projet, etc.</text:span></text:p>
        </text:list-item>
        <text:list-item>
          <text:p text:style-name="P6"><text:span text:style-name="T2">Relier vos explications au quotidien de votre interlocuteur</text:span></text:p>
        </text:list-item>
        <text:list-item>
          <text:p text:style-name="P6"><text:span text:style-name="T2">Manier métaphores et analogies</text:span></text:p>
        </text:list-item>
        <text:list-item>
          <text:p text:style-name="P6"><text:span text:style-name="T2">donner des exemples</text:span></text:p>
        </text:list-item>
        <text:list-item>
          <text:p text:style-name="P6"><text:span text:style-name="T2">s’appuyer sur une anecdote</text:span></text:p>
        </text:list-item>
        <text:list-item>
          <text:p text:style-name="P6"><text:span text:style-name="T2">utiliser les ressources de la communication visuelle( schémas, diagrammes...)</text:span></text:p>
        </text:list-item>
      </text:list>
      <text:p text:style-name="P4"><text:span text:style-name="T2"/></text:p>
      <text:p text:style-name="P4"><text:span text:style-name="T2"/></text:p>
      <text:p text:style-name="P7"><text:span text:style-name="T2">exercice la vidéo sur les cookies</text:span></text:p>
      <text:p text:style-name="P7"><text:span text:style-name="T2"/></text:p>
      <text:p text:style-name="P7"><text:span text:style-name="T2">visuelle</text:span></text:p>
      <text:p text:style-name="P7"><text:span text:style-name="T2">périphrase ( fonction , session …)</text:span></text:p>
      <text:p text:style-name="P7"><text:span text:style-name="T2">exemple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3:43:44.654000000</meta:creation-date>
    <dc:date>2024-02-14T14:30:36.081000000</dc:date>
    <meta:editing-duration>PT46M53S</meta:editing-duration>
    <meta:editing-cycles>5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2" meta:word-count="169" meta:character-count="1080" meta:non-whitespace-character-count="941"/>
  </office:meta>
</office:document-meta>
</file>